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12e" officeooo:paragraph-rsid="001bd12e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bd12e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bd12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d12e" officeooo:paragraph-rsid="001bd12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d12e" officeooo:paragraph-rsid="001bd12e" style:font-weight-asian="bold" style:font-weight-complex="bold"/>
    </style:style>
    <style:style style:name="P6" style:family="paragraph" style:parent-style-name="Standard">
      <style:text-properties officeooo:rsid="00209de1" officeooo:paragraph-rsid="00209de1"/>
    </style:style>
    <style:style style:name="P7" style:family="paragraph" style:parent-style-name="Standard">
      <style:paragraph-properties fo:text-align="start" style:justify-single-word="false"/>
      <style:text-properties officeooo:rsid="00d2c20e" officeooo:paragraph-rsid="003ad067"/>
    </style:style>
    <style:style style:name="P8" style:family="paragraph" style:parent-style-name="Standard">
      <style:paragraph-properties fo:text-align="start" style:justify-single-word="false"/>
      <style:text-properties officeooo:rsid="00d6ed1a" officeooo:paragraph-rsid="00d6ed1a"/>
    </style:style>
    <style:style style:name="P9" style:family="paragraph" style:parent-style-name="Standard">
      <style:paragraph-properties fo:text-align="start" style:justify-single-word="false"/>
      <style:text-properties officeooo:rsid="00d89605" officeooo:paragraph-rsid="00d89605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bd12e" officeooo:paragraph-rsid="00da8e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da8e7d" officeooo:paragraph-rsid="00da8e7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d12e" officeooo:paragraph-rsid="00da8e7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dd439b" officeooo:paragraph-rsid="00dd439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dd439b" officeooo:paragraph-rsid="00dd439b"/>
    </style:style>
    <style:style style:name="T1" style:family="text">
      <style:text-properties officeooo:rsid="00d50711"/>
    </style:style>
    <style:style style:name="T2" style:family="text">
      <style:text-properties officeooo:rsid="00d89605"/>
    </style:style>
    <style:style style:name="T3" style:family="text">
      <style:text-properties officeooo:rsid="00da8e7d"/>
    </style:style>
    <style:style style:name="T4" style:family="text">
      <style:text-properties officeooo:rsid="00dc15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CS6140 Machine Learning</text:p>
      <text:p text:style-name="P6">1<text:span text:style-name="T1">2</text:span>/<text:span text:style-name="T1">19</text:span>/15</text:p>
      <text:p text:style-name="P1"/>
      <text:p text:style-name="P4">HW<text:span text:style-name="T1">6</text:span> – <text:span text:style-name="T1">SVN and Kernels</text:span></text:p>
      <text:p text:style-name="P2"/>
      <text:p text:style-name="P5">Problem 1. <text:span text:style-name="T2">SVM Library</text:span></text:p>
      <text:p text:style-name="P3"/>
      <text:p text:style-name="P3">A) <text:span text:style-name="T2">Spambase</text:span></text:p>
      <text:p text:style-name="P8">python p1a.py -k {p,l,r}</text:p>
      <text:p text:style-name="P8"/>
      <text:p text:style-name="P9">Polynomial kernel:</text:p>
      <text:p text:style-name="P9"><text:span text:style-name="T3">Training </text:span>Accuracy = 80.7246% (3342/4140) (classification)</text:p>
      <text:p text:style-name="P9"><text:span text:style-name="T3">Testing </text:span>Accuracy = 81.7787% (377/461) (classification)</text:p>
      <text:p text:style-name="P9"/>
      <text:p text:style-name="P9">Linear kernel:</text:p>
      <text:p text:style-name="P9"><text:span text:style-name="T3">Training </text:span>Accuracy = 93.2609% (3861/4140) (classification)</text:p>
      <text:p text:style-name="P9"><text:span text:style-name="T3">Testing </text:span>Accuracy = 94.577% (436/461) (classification)</text:p>
      <text:p text:style-name="P9"/>
      <text:p text:style-name="P9">RBF kernel:</text:p>
      <text:p text:style-name="P9"><text:span text:style-name="T3">Training </text:span>Accuracy = 94.8068% (3925/4140) (classification)</text:p>
      <text:p text:style-name="P9"><text:span text:style-name="T3">Testing </text:span>Accuracy = 93.7093% (432/461) (classification)</text:p>
      <text:p text:style-name="P8"/>
      <text:p text:style-name="P9">B) Digits</text:p>
      <text:p text:style-name="P9">python p1b.py</text:p>
      <text:p text:style-name="P9"/>
      <text:p text:style-name="P11">Training Accuracy = 97.02% (9702/10000) (classification)</text:p>
      <text:p text:style-name="P11">Testing Accuracy = 92.2% (9220/10000) (classification)</text:p>
      <text:p text:style-name="P10"/>
      <text:p text:style-name="P10"/>
      <text:p text:style-name="P10">Problem <text:span text:style-name="T3">2</text:span>. <text:span text:style-name="T2">SVM SMO for Spambase</text:span></text:p>
      <text:p text:style-name="P13">Usage: python p2a.py</text:p>
      <text:p text:style-name="P12"/>
      <text:p text:style-name="P13">Training accuracy: 0.891062801932</text:p>
      <text:p text:style-name="P13">Testing accuracy: 0.915401301518</text:p>
      <text:p text:style-name="P10"/>
      <text:p text:style-name="P10"/>
      <text:p text:style-name="P10">Problem <text:span text:style-name="T4">3</text:span>. <text:span text:style-name="T2">SVM SMO for Digits</text:span></text:p>
      <text:p text:style-name="P13">Usage: python p3a.py</text:p>
      <text:p text:style-name="P14"/>
      <text:p text:style-name="P14">Simple <text:s/>accuracy: 0.7436</text:p>
      <text:p text:style-name="P14">Complex accuracy: 0.7436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1:21:17.090938961</meta:creation-date>
    <meta:generator>LibreOffice/4.2.8.2$Linux_X86_64 LibreOffice_project/420m0$Build-2</meta:generator>
    <dc:date>2015-12-15T15:32:14.431913100</dc:date>
    <meta:editing-duration>PT4H19M1S</meta:editing-duration>
    <meta:editing-cycles>169</meta:editing-cycles>
    <meta:document-statistic meta:table-count="0" meta:image-count="0" meta:object-count="0" meta:page-count="1" meta:paragraph-count="28" meta:word-count="108" meta:character-count="851" meta:non-whitespace-character-count="757"/>
  </office:meta>
</office:document-meta>
</file>